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3.365cm"/>
    </style:style>
    <style:style style:name="pr7" style:family="presentation" style:parent-style-name="Master1-Nereu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Nereus-notes">
      <style:graphic-properties draw:fill-color="#ffffff" draw:auto-grow-height="true" fo:min-height="13.364cm"/>
    </style:style>
    <style:style style:name="pr9" style:family="presentation" style:parent-style-name="Master1-Layout1-title-Titelfolie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T1" style:family="text">
      <style:text-properties fo:color="#424456" style:text-line-through-style="none" style:text-position="0% 100%" fo:font-family="'Century Schoolbook'" fo:font-size="30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424456" style:text-line-through-style="none" style:text-position="0% 100%" fo:font-family="'Century Schoolbook'" fo:font-size="18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424456" style:text-line-through-style="none" style:text-position="0% 100%" fo:font-family="'Century Schoolbook'" fo:font-size="3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Century Schoolbook'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min-label-width="0.762cm"/>
        <style:text-properties fo:font-family="Wingdings" style:font-charset="x-symbol" fo:color="#53548a" fo:font-size="70%"/>
      </text:list-level-style-bullet>
      <text:list-level-style-bullet text:level="2" text:bullet-char="">
        <style:list-level-properties text:space-before="1.016cm" text:min-label-width="0.762cm"/>
        <style:text-properties fo:font-family="Wingdings" style:font-charset="x-symbol" fo:color="#53548a" fo:font-size="70%"/>
      </text:list-level-style-bullet>
      <text:list-level-style-bullet text:level="3" text:bullet-char="">
        <style:list-level-properties text:space-before="1.778cm" text:min-label-width="0.762cm"/>
        <style:text-properties fo:font-family="Wingdings" style:font-charset="x-symbol" fo:color="#53548a" fo:font-size="70%"/>
      </text:list-level-style-bullet>
      <text:list-level-style-bullet text:level="4" text:bullet-char="">
        <style:list-level-properties text:space-before="2.54cm" text:min-label-width="0.762cm"/>
        <style:text-properties fo:font-family="Wingdings" style:font-charset="x-symbol" fo:color="#53548a" fo:font-size="70%"/>
      </text:list-level-style-bullet>
      <text:list-level-style-bullet text:level="5" text:bullet-char="">
        <style:list-level-properties text:space-before="3.302cm" text:min-label-width="0.762cm"/>
        <style:text-properties fo:font-family="Wingdings" style:font-charset="x-symbol" fo:color="#53548a" fo:font-size="70%"/>
      </text:list-level-style-bullet>
      <text:list-level-style-bullet text:level="6" text:bullet-char="">
        <style:list-level-properties text:space-before="4.064cm" text:min-label-width="0.762cm"/>
        <style:text-properties fo:font-family="Wingdings" style:font-charset="x-symbol" fo:color="#53548a" fo:font-size="70%"/>
      </text:list-level-style-bullet>
      <text:list-level-style-bullet text:level="7" text:bullet-char="">
        <style:list-level-properties text:space-before="4.826cm" text:min-label-width="0.762cm"/>
        <style:text-properties fo:font-family="Wingdings" style:font-charset="x-symbol" fo:color="#53548a" fo:font-size="70%"/>
      </text:list-level-style-bullet>
      <text:list-level-style-bullet text:level="8" text:bullet-char="">
        <style:list-level-properties text:space-before="5.588cm" text:min-label-width="0.762cm"/>
        <style:text-properties fo:font-family="Wingdings" style:font-charset="x-symbol" fo:color="#53548a" fo:font-size="70%"/>
      </text:list-level-style-bullet>
      <text:list-level-style-bullet text:level="9" text:bullet-char="">
        <style:list-level-properties text:space-before="6.35cm" text:min-label-width="0.762cm"/>
        <style:text-properties fo:font-family="Wingdings" style:font-charset="x-symbol" fo:color="#53548a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17.145cm" svg:height="5.262cm" svg:x="6.35cm" svg:y="8.678cm" presentation:class="title">
          <draw:text-box>
            <text:p text:style-name="P1"><text:span text:style-name="T1">Analyse</text:span></text:p>
          </draw:text-box>
        </draw:frame>
        <draw:frame draw:name="Untertitel 2" presentation:style-name="pr2" draw:text-style-name="P2" draw:layer="layout" svg:width="17.145cm" svg:height="3.81cm" svg:x="6.35cm" svg:y="13.898cm" presentation:class="subtitle">
          <draw:text-box>
            <text:p text:style-name="P3"><text:span text:style-name="T2">Projekt Space-Fig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2" draw:layer="layout" svg:width="20.743cm" svg:height="3.175cm" svg:x="1.27cm" svg:y="0.763cm" presentation:class="title">
          <draw:text-box>
            <text:p text:style-name="P1"><text:span text:style-name="T3">Agenda</text:span></text:p>
          </draw:text-box>
        </draw:frame>
        <draw:frame draw:name="Inhaltsplatzhalter 2" presentation:style-name="pr5" draw:text-style-name="P2" draw:layer="layout" svg:width="20.743cm" svg:height="13.538cm" svg:x="1.27cm" svg:y="4.445cm" presentation:class="outline">
          <draw:text-box>
            <text:list text:style-name="L3">
              <text:list-item>
                <text:p text:style-name="P4"><text:span text:style-name="T4">Stand Projekt </text:span></text:p>
              </text:list-item>
              <text:list-item>
                <text:p text:style-name="P4"><text:span text:style-name="T4">Konkretere Idee</text:span></text:p>
              </text:list-item>
              <text:list-item>
                <text:p text:style-name="P4"><text:span text:style-name="T4">Key Use Cases</text:span></text:p>
              </text:list-item>
              <text:list-item>
                <text:p text:style-name="P4"><text:span text:style-name="T4">Domänen-Modell</text:span></text:p>
              </text:list-item>
              <text:list-item>
                <text:p text:style-name="P4"><text:span text:style-name="T4">Technisches</text:span></text:p>
              </text:list-item>
              <text:list-item>
                <text:p text:style-name="P4"><text:span text:style-name="T4">Prototyp</text:span></text:p>
              </text:list-item>
              <text:list-item>
                <text:p text:style-name="P4"><text:span text:style-name="T4">F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Nereus" presentation:presentation-page-layout-name="AL3T12">
        <draw:frame draw:name="Titel 6" presentation:style-name="pr7" draw:text-style-name="P2" draw:layer="layout" svg:width="20.743cm" svg:height="3.175cm" svg:x="1.27cm" svg:y="0.763cm" presentation:class="title">
          <draw:text-box>
            <text:p text:style-name="P1"><text:span text:style-name="T3">Fra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title-Titelfolie" presentation:presentation-page-layout-name="AL1T33">
        <draw:frame draw:name="Titel 10" presentation:style-name="pr1" draw:text-style-name="P2" draw:layer="layout" svg:width="17.145cm" svg:height="5.262cm" svg:x="6.35cm" svg:y="8.678cm" presentation:class="title">
          <draw:text-box>
            <text:p text:style-name="P1"><text:span text:style-name="T1">Vielen Dank</text:span></text:p>
          </draw:text-box>
        </draw:frame>
        <draw:frame draw:name="Untertitel 11" presentation:style-name="pr2" draw:text-style-name="P2" draw:layer="layout" svg:width="17.145cm" svg:height="3.81cm" svg:x="6.35cm" svg:y="13.898cm" presentation:class="subtitle">
          <draw:text-box>
            <text:p text:style-name="P3"><text:span text:style-name="T2">Für die 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b3b64" draw:fill-color="#53548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Nereus-background" style:family="presentation">
      <style:graphic-properties draw:stroke="none" draw:fill="solid" draw:fill-color="#ffffff"/>
      <style:text-properties style:letter-kerning="true"/>
    </style:style>
    <style:style style:name="Master1-Nere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ere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Nereus-outline1" style:family="presentation">
      <style:graphic-properties draw:stroke="none" draw:fill="none" draw:auto-grow-height="false" draw:fit-to-size="shrink-to-fit">
        <text:list-style style:name="Master1-Nere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ereus-outline2" style:family="presentation" style:parent-style-name="Master1-Nereus-outline1">
      <style:paragraph-properties fo:margin-top="0cm" fo:margin-bottom="0.4cm"/>
      <style:text-properties fo:font-size="28pt" style:font-size-asian="28pt" style:font-size-complex="28pt"/>
    </style:style>
    <style:style style:name="Master1-Nereus-outline3" style:family="presentation" style:parent-style-name="Master1-Nereus-outline2">
      <style:paragraph-properties fo:margin-top="0cm" fo:margin-bottom="0.3cm"/>
      <style:text-properties fo:font-size="24pt" style:font-size-asian="24pt" style:font-size-complex="24pt"/>
    </style:style>
    <style:style style:name="Master1-Nereus-outline4" style:family="presentation" style:parent-style-name="Master1-Nereus-outline3">
      <style:paragraph-properties fo:margin-top="0cm" fo:margin-bottom="0.2cm"/>
      <style:text-properties fo:font-size="20pt" style:font-size-asian="20pt" style:font-size-complex="20pt"/>
    </style:style>
    <style:style style:name="Master1-Nereus-outline5" style:family="presentation" style:parent-style-name="Master1-Nereus-outline4">
      <style:paragraph-properties fo:margin-top="0cm" fo:margin-bottom="0.1cm"/>
      <style:text-properties fo:font-size="20pt" style:font-size-asian="20pt" style:font-size-complex="20pt"/>
    </style:style>
    <style:style style:name="Master1-Nereus-outline6" style:family="presentation" style:parent-style-name="Master1-Nereus-outline5">
      <style:paragraph-properties fo:margin-top="0cm" fo:margin-bottom="0.1cm"/>
      <style:text-properties fo:font-size="20pt" style:font-size-asian="20pt" style:font-size-complex="20pt"/>
    </style:style>
    <style:style style:name="Master1-Nereus-outline7" style:family="presentation" style:parent-style-name="Master1-Nereus-outline6">
      <style:paragraph-properties fo:margin-top="0cm" fo:margin-bottom="0.1cm"/>
      <style:text-properties fo:font-size="20pt" style:font-size-asian="20pt" style:font-size-complex="20pt"/>
    </style:style>
    <style:style style:name="Master1-Nereus-outline8" style:family="presentation" style:parent-style-name="Master1-Nereus-outline7">
      <style:paragraph-properties fo:margin-top="0cm" fo:margin-bottom="0.1cm"/>
      <style:text-properties fo:font-size="20pt" style:font-size-asian="20pt" style:font-size-complex="20pt"/>
    </style:style>
    <style:style style:name="Master1-Nereus-outline9" style:family="presentation" style:parent-style-name="Master1-Nereus-outline8">
      <style:paragraph-properties fo:margin-top="0cm" fo:margin-bottom="0.1cm"/>
      <style:text-properties fo:font-size="20pt" style:font-size-asian="20pt" style:font-size-complex="20pt"/>
    </style:style>
    <style:style style:name="Master1-Nereus-subtitle" style:family="presentation">
      <style:graphic-properties draw:stroke="none" draw:fill="none" draw:textarea-vertical-align="middle">
        <text:list-style style:name="Master1-Nere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ereus-title" style:family="presentation">
      <style:graphic-properties draw:stroke="none" draw:fill="none" draw:textarea-vertical-align="middle">
        <text:list-style style:name="Master1-Nere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424456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2445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b3b3c4" svg:stroke-opacity="93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b3b3c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53548a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b3b3c4" draw:opacity="87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53548a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53548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b3b3c4" draw:opacity="54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solid" draw:fill-color="#d1d1da" draw:opacity="36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solid" draw:fill-color="#d1d1da" draw:opacity="7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solid" draw:fill-color="#e9e9ed" draw:opacity="71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59cm" svg:stroke-color="#b3b3c4" svg:stroke-opacity="73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9e9ed" svg:stroke-opacity="83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b3b3c4" svg:stroke-opacity="82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b3b3c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draw:fill="solid" draw:fill-color="#b3b3c4" draw:opacity="51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106cm" svg:stroke-color="#b3b3c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solid" svg:stroke-width="0.035cm" svg:stroke-color="#53548a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0" style:family="graphic" style:parent-style-name="standard">
      <style:graphic-properties draw:stroke="solid" svg:stroke-width="0.026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1" style:family="graphic" style:parent-style-name="standard">
      <style:graphic-properties draw:stroke="none" draw:fill="solid" draw:fill-color="#b3b3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Nereu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Nereu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Nere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Nere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Nere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Nereu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outline1">
      <style:graphic-properties draw:stroke="none" draw:fill="solid" draw:fill-color="#53548a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solid" draw:fill-color="#dedede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7" style:family="paragraph">
      <style:paragraph-properties fo:margin-left="2.54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3.302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4.064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353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035cm" fo:margin-bottom="0.141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T1" style:family="text">
      <style:text-properties fo:color="#424456" style:text-line-through-style="none" style:text-position="0% 100%" fo:font-family="'Century Schoolbook'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Century Schoolbook'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Century Schoolbook'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Century Schoolbook'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Century Schoolbook'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24456" style:text-line-through-style="none" style:text-position="0% 100%" fo:font-family="'Century Schoolbook'" fo:font-size="1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'Century Schoolbook'" fo:font-size="14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color="#424456" style:text-line-through-style="none" style:text-position="0% 100%" fo:font-family="'Century Schoolbook'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MT9" style:family="text">
      <style:text-properties fo:color="#424456" style:text-line-through-style="none" style:text-position="0% 100%" fo:font-family="'Century Schoolbook'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0" style:family="text">
      <style:text-properties fo:color="#dedede" style:text-line-through-style="none" style:text-position="0% 100%" fo:font-family="'Century Schoolbook'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MT11" style:family="text">
      <style:text-properties fo:color="#dedede" style:text-line-through-style="none" style:text-position="0% 100%" fo:font-family="'Century Schoolbook'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color="#dedede" style:text-line-through-style="none" style:text-position="0% 100%" fo:font-family="'Century Schoolbook'" fo:font-size="1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color="#ffffff" style:text-line-through-style="none" style:text-position="0% 100%" fo:font-family="'Century Schoolbook'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424456" style:text-line-through-style="none" style:text-position="0% 100%" fo:font-family="'Century Schoolbook'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'Century Schoolbook'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color="#ffffff" style:text-line-through-style="none" style:text-position="0% 100%" fo:font-family="'Century Schoolbook'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">
        <style:list-level-properties text:min-label-width="0.762cm"/>
        <style:text-properties fo:font-family="Wingdings" style:font-charset="x-symbol" fo:color="#53548a" fo:font-size="70%"/>
      </text:list-level-style-bullet>
      <text:list-level-style-bullet text:level="2" text:bullet-char="">
        <style:list-level-properties text:space-before="1.016cm" text:min-label-width="0.762cm"/>
        <style:text-properties fo:font-family="Wingdings" style:font-charset="x-symbol" fo:color="#53548a" fo:font-size="70%"/>
      </text:list-level-style-bullet>
      <text:list-level-style-bullet text:level="3" text:bullet-char="">
        <style:list-level-properties text:space-before="1.778cm" text:min-label-width="0.762cm"/>
        <style:text-properties fo:font-family="Wingdings" style:font-charset="x-symbol" fo:color="#53548a" fo:font-size="70%"/>
      </text:list-level-style-bullet>
      <text:list-level-style-bullet text:level="4" text:bullet-char="">
        <style:list-level-properties text:space-before="2.54cm" text:min-label-width="0.762cm"/>
        <style:text-properties fo:font-family="Wingdings" style:font-charset="x-symbol" fo:color="#53548a" fo:font-size="70%"/>
      </text:list-level-style-bullet>
      <text:list-level-style-bullet text:level="5" text:bullet-char="">
        <style:list-level-properties text:space-before="3.302cm" text:min-label-width="0.762cm"/>
        <style:text-properties fo:font-family="Wingdings" style:font-charset="x-symbol" fo:color="#53548a" fo:font-size="70%"/>
      </text:list-level-style-bullet>
      <text:list-level-style-bullet text:level="6" text:bullet-char="">
        <style:list-level-properties text:space-before="4.064cm" text:min-label-width="0.762cm"/>
        <style:text-properties fo:font-family="Wingdings" style:font-charset="x-symbol" fo:color="#53548a" fo:font-size="70%"/>
      </text:list-level-style-bullet>
      <text:list-level-style-bullet text:level="7" text:bullet-char="">
        <style:list-level-properties text:space-before="4.826cm" text:min-label-width="0.762cm"/>
        <style:text-properties fo:font-family="Wingdings" style:font-charset="x-symbol" fo:color="#53548a" fo:font-size="70%"/>
      </text:list-level-style-bullet>
      <text:list-level-style-bullet text:level="8" text:bullet-char="">
        <style:list-level-properties text:space-before="5.588cm" text:min-label-width="0.762cm"/>
        <style:text-properties fo:font-family="Wingdings" style:font-charset="x-symbol" fo:color="#53548a" fo:font-size="70%"/>
      </text:list-level-style-bullet>
      <text:list-level-style-bullet text:level="9" text:bullet-char="">
        <style:list-level-properties text:space-before="6.35cm" text:min-label-width="0.762cm"/>
        <style:text-properties fo:font-family="Wingdings" style:font-charset="x-symbol" fo:color="#53548a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min-label-width="0.762cm"/>
        <style:text-properties fo:font-family="'Wingdings 2'" style:font-charset="x-symbol" fo:color="#53548a" fo:font-size="80%"/>
      </text:list-level-style-bullet>
      <text:list-level-style-bullet text:level="2" text:bullet-char="">
        <style:list-level-properties text:space-before="1.016cm" text:min-label-width="0.762cm"/>
        <style:text-properties fo:font-family="'Wingdings 2'" style:font-charset="x-symbol" fo:color="#53548a" fo:font-size="80%"/>
      </text:list-level-style-bullet>
      <text:list-level-style-bullet text:level="3" text:bullet-char="">
        <style:list-level-properties text:space-before="1.778cm" text:min-label-width="0.762cm"/>
        <style:text-properties fo:font-family="'Wingdings 2'" style:font-charset="x-symbol" fo:color="#53548a" fo:font-size="80%"/>
      </text:list-level-style-bullet>
      <text:list-level-style-bullet text:level="4" text:bullet-char="">
        <style:list-level-properties text:space-before="2.54cm" text:min-label-width="0.762cm"/>
        <style:text-properties fo:font-family="'Wingdings 2'" style:font-charset="x-symbol" fo:color="#53548a" fo:font-size="80%"/>
      </text:list-level-style-bullet>
      <text:list-level-style-bullet text:level="5" text:bullet-char="">
        <style:list-level-properties text:space-before="3.302cm" text:min-label-width="0.762cm"/>
        <style:text-properties fo:font-family="'Wingdings 2'" style:font-charset="x-symbol" fo:color="#53548a" fo:font-size="80%"/>
      </text:list-level-style-bullet>
      <text:list-level-style-bullet text:level="6" text:bullet-char="">
        <style:list-level-properties text:space-before="4.064cm" text:min-label-width="0.762cm"/>
        <style:text-properties fo:font-family="'Wingdings 2'" style:font-charset="x-symbol" fo:color="#53548a" fo:font-size="80%"/>
      </text:list-level-style-bullet>
      <text:list-level-style-bullet text:level="7" text:bullet-char="">
        <style:list-level-properties text:space-before="4.826cm" text:min-label-width="0.762cm"/>
        <style:text-properties fo:font-family="'Wingdings 2'" style:font-charset="x-symbol" fo:color="#53548a" fo:font-size="80%"/>
      </text:list-level-style-bullet>
      <text:list-level-style-bullet text:level="8" text:bullet-char="">
        <style:list-level-properties text:space-before="5.588cm" text:min-label-width="0.762cm"/>
        <style:text-properties fo:font-family="'Wingdings 2'" style:font-charset="x-symbol" fo:color="#53548a" fo:font-size="80%"/>
      </text:list-level-style-bullet>
      <text:list-level-style-bullet text:level="9" text:bullet-char="">
        <style:list-level-properties text:space-before="6.35cm" text:min-label-width="0.762cm"/>
        <style:text-properties fo:font-family="'Wingdings 2'" style:font-charset="x-symbol" fo:color="#53548a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254cm" text:min-label-width="0.508cm"/>
        <style:text-properties fo:font-family="Wingdings" style:font-charset="x-symbol" fo:color="#484979" fo:font-size="60%"/>
      </text:list-level-style-bullet>
      <text:list-level-style-bullet text:level="2" text:bullet-char="">
        <style:list-level-properties text:space-before="1.27cm" text:min-label-width="0.508cm"/>
        <style:text-properties fo:font-family="Wingdings" style:font-charset="x-symbol" fo:color="#484979" fo:font-size="60%"/>
      </text:list-level-style-bullet>
      <text:list-level-style-bullet text:level="3" text:bullet-char="">
        <style:list-level-properties text:space-before="2.032cm" text:min-label-width="0.508cm"/>
        <style:text-properties fo:font-family="Wingdings" style:font-charset="x-symbol" fo:color="#484979" fo:font-size="60%"/>
      </text:list-level-style-bullet>
      <text:list-level-style-bullet text:level="4" text:bullet-char="">
        <style:list-level-properties text:space-before="2.794cm" text:min-label-width="0.508cm"/>
        <style:text-properties fo:font-family="Wingdings" style:font-charset="x-symbol" fo:color="#484979" fo:font-size="60%"/>
      </text:list-level-style-bullet>
      <text:list-level-style-bullet text:level="5" text:bullet-char="">
        <style:list-level-properties text:space-before="3.556cm" text:min-label-width="0.508cm"/>
        <style:text-properties fo:font-family="Wingdings" style:font-charset="x-symbol" fo:color="#484979" fo:font-size="60%"/>
      </text:list-level-style-bullet>
      <text:list-level-style-bullet text:level="6" text:bullet-char="">
        <style:list-level-properties text:space-before="4.318cm" text:min-label-width="0.508cm"/>
        <style:text-properties fo:font-family="Wingdings" style:font-charset="x-symbol" fo:color="#484979" fo:font-size="60%"/>
      </text:list-level-style-bullet>
      <text:list-level-style-bullet text:level="7" text:bullet-char="">
        <style:list-level-properties text:space-before="5.08cm" text:min-label-width="0.508cm"/>
        <style:text-properties fo:font-family="Wingdings" style:font-charset="x-symbol" fo:color="#484979" fo:font-size="60%"/>
      </text:list-level-style-bullet>
      <text:list-level-style-bullet text:level="8" text:bullet-char="">
        <style:list-level-properties text:space-before="5.842cm" text:min-label-width="0.508cm"/>
        <style:text-properties fo:font-family="Wingdings" style:font-charset="x-symbol" fo:color="#484979" fo:font-size="60%"/>
      </text:list-level-style-bullet>
      <text:list-level-style-bullet text:level="9" text:bullet-char="">
        <style:list-level-properties text:space-before="6.604cm" text:min-label-width="0.508cm"/>
        <style:text-properties fo:font-family="Wingdings" style:font-charset="x-symbol" fo:color="#484979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254cm" text:min-label-width="0.508cm"/>
        <style:text-properties fo:font-family="Wingdings" style:font-charset="x-symbol" fo:color="#b3b3c4" fo:font-size="60%"/>
      </text:list-level-style-bullet>
      <text:list-level-style-bullet text:level="2" text:bullet-char="">
        <style:list-level-properties text:space-before="1.27cm" text:min-label-width="0.508cm"/>
        <style:text-properties fo:font-family="Wingdings" style:font-charset="x-symbol" fo:color="#b3b3c4" fo:font-size="60%"/>
      </text:list-level-style-bullet>
      <text:list-level-style-bullet text:level="3" text:bullet-char="">
        <style:list-level-properties text:space-before="2.032cm" text:min-label-width="0.508cm"/>
        <style:text-properties fo:font-family="Wingdings" style:font-charset="x-symbol" fo:color="#b3b3c4" fo:font-size="60%"/>
      </text:list-level-style-bullet>
      <text:list-level-style-bullet text:level="4" text:bullet-char="">
        <style:list-level-properties text:space-before="2.794cm" text:min-label-width="0.508cm"/>
        <style:text-properties fo:font-family="Wingdings" style:font-charset="x-symbol" fo:color="#b3b3c4" fo:font-size="60%"/>
      </text:list-level-style-bullet>
      <text:list-level-style-bullet text:level="5" text:bullet-char="">
        <style:list-level-properties text:space-before="3.556cm" text:min-label-width="0.508cm"/>
        <style:text-properties fo:font-family="Wingdings" style:font-charset="x-symbol" fo:color="#b3b3c4" fo:font-size="60%"/>
      </text:list-level-style-bullet>
      <text:list-level-style-bullet text:level="6" text:bullet-char="">
        <style:list-level-properties text:space-before="4.318cm" text:min-label-width="0.508cm"/>
        <style:text-properties fo:font-family="Wingdings" style:font-charset="x-symbol" fo:color="#b3b3c4" fo:font-size="60%"/>
      </text:list-level-style-bullet>
      <text:list-level-style-bullet text:level="7" text:bullet-char="">
        <style:list-level-properties text:space-before="5.08cm" text:min-label-width="0.508cm"/>
        <style:text-properties fo:font-family="Wingdings" style:font-charset="x-symbol" fo:color="#b3b3c4" fo:font-size="60%"/>
      </text:list-level-style-bullet>
      <text:list-level-style-bullet text:level="8" text:bullet-char="">
        <style:list-level-properties text:space-before="5.842cm" text:min-label-width="0.508cm"/>
        <style:text-properties fo:font-family="Wingdings" style:font-charset="x-symbol" fo:color="#b3b3c4" fo:font-size="60%"/>
      </text:list-level-style-bullet>
      <text:list-level-style-bullet text:level="9" text:bullet-char="">
        <style:list-level-properties text:space-before="6.604cm" text:min-label-width="0.508cm"/>
        <style:text-properties fo:font-family="Wingdings" style:font-charset="x-symbol" fo:color="#b3b3c4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254cm" text:min-label-width="0.508cm"/>
        <style:text-properties fo:font-family="'Wingdings 2'" style:font-charset="x-symbol" fo:color="#b0c0c3" fo:font-size="68%"/>
      </text:list-level-style-bullet>
      <text:list-level-style-bullet text:level="2" text:bullet-char="">
        <style:list-level-properties text:space-before="1.27cm" text:min-label-width="0.508cm"/>
        <style:text-properties fo:font-family="'Wingdings 2'" style:font-charset="x-symbol" fo:color="#b0c0c3" fo:font-size="68%"/>
      </text:list-level-style-bullet>
      <text:list-level-style-bullet text:level="3" text:bullet-char="">
        <style:list-level-properties text:space-before="2.032cm" text:min-label-width="0.508cm"/>
        <style:text-properties fo:font-family="'Wingdings 2'" style:font-charset="x-symbol" fo:color="#b0c0c3" fo:font-size="68%"/>
      </text:list-level-style-bullet>
      <text:list-level-style-bullet text:level="4" text:bullet-char="">
        <style:list-level-properties text:space-before="2.794cm" text:min-label-width="0.508cm"/>
        <style:text-properties fo:font-family="'Wingdings 2'" style:font-charset="x-symbol" fo:color="#b0c0c3" fo:font-size="68%"/>
      </text:list-level-style-bullet>
      <text:list-level-style-bullet text:level="5" text:bullet-char="">
        <style:list-level-properties text:space-before="3.556cm" text:min-label-width="0.508cm"/>
        <style:text-properties fo:font-family="'Wingdings 2'" style:font-charset="x-symbol" fo:color="#b0c0c3" fo:font-size="68%"/>
      </text:list-level-style-bullet>
      <text:list-level-style-bullet text:level="6" text:bullet-char="">
        <style:list-level-properties text:space-before="4.318cm" text:min-label-width="0.508cm"/>
        <style:text-properties fo:font-family="'Wingdings 2'" style:font-charset="x-symbol" fo:color="#b0c0c3" fo:font-size="68%"/>
      </text:list-level-style-bullet>
      <text:list-level-style-bullet text:level="7" text:bullet-char="">
        <style:list-level-properties text:space-before="5.08cm" text:min-label-width="0.508cm"/>
        <style:text-properties fo:font-family="'Wingdings 2'" style:font-charset="x-symbol" fo:color="#b0c0c3" fo:font-size="68%"/>
      </text:list-level-style-bullet>
      <text:list-level-style-bullet text:level="8" text:bullet-char="">
        <style:list-level-properties text:space-before="5.842cm" text:min-label-width="0.508cm"/>
        <style:text-properties fo:font-family="'Wingdings 2'" style:font-charset="x-symbol" fo:color="#b0c0c3" fo:font-size="68%"/>
      </text:list-level-style-bullet>
      <text:list-level-style-bullet text:level="9" text:bullet-char="">
        <style:list-level-properties text:space-before="6.604cm" text:min-label-width="0.508cm"/>
        <style:text-properties fo:font-family="'Wingdings 2'" style:font-charset="x-symbol" fo:color="#b0c0c3" fo:font-size="68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302cm"/>
        <style:text-properties style:use-window-font-color="true" fo:font-size="45%"/>
      </text:list-level-style-number>
      <text:list-level-style-number text:level="5" style:num-format="">
        <style:list-level-properties text:space-before="4.064cm"/>
        <style:text-properties style:use-window-font-color="true" fo:font-size="45%"/>
      </text:list-level-style-number>
      <text:list-level-style-number text:level="6" style:num-format="">
        <style:list-level-properties text:space-before="4.826cm"/>
        <style:text-properties style:use-window-font-color="true" fo:font-size="45%"/>
      </text:list-level-style-number>
      <text:list-level-style-number text:level="7" style:num-format="">
        <style:list-level-properties text:space-before="5.58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11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Nereus" style:page-layout-name="PM1" draw:style-name="Mdp1">
      <draw:custom-shape draw:name="Gerade Verbindung 15" draw:style-name="Mgr3" draw:text-style-name="MP3" draw:layer="backgroundobjects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platzhalter 21" presentation:style-name="Mpr1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Textplatzhalter 12" presentation:style-name="Mpr2" draw:text-style-name="MP3" draw:layer="backgroundobjects" svg:width="20.743cm" svg:height="13.538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3" presentation:style-name="Mpr3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ußzeilenplatzhalter 2" presentation:style-name="Mpr3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custom-shape draw:name="Gerade Verbindung 6" draw:style-name="Mgr4" draw:text-style-name="MP3" draw:layer="backgroundobjects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5" draw:text-style-name="MP3" draw:layer="backgroundobjects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6" draw:text-style-name="MP3" draw:layer="backgroundobjects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0" draw:style-name="Mgr7" draw:text-style-name="MP3" draw:layer="backgroundobjects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8" draw:text-style-name="MP3" draw:layer="backgroundobjects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Foliennummernplatzhalter 22" presentation:style-name="Mpr4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Nereus-title" draw:layer="backgroundobjects" svg:width="14.848cm" svg:height="11.136cm" svg:x="3.075cm" svg:y="2.257cm" presentation:class="page"/>
        <draw:frame presentation:style-name="Master1-Nere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7" presentation:style-name="Mpr7" draw:text-style-name="MP3" draw:layer="backgroundobjects" svg:width="17.145cm" svg:height="5.262cm" svg:x="6.35cm" svg:y="8.678cm" presentation:class="title">
        <draw:text-box>
          <text:p text:style-name="MP4"><text:span text:style-name="MT8">Titelmasterformat durch Klicken bearbeiten</text:span></text:p>
        </draw:text-box>
      </draw:frame>
      <draw:frame draw:name="Untertitel 8" presentation:style-name="Mpr8" draw:text-style-name="MP3" draw:layer="backgroundobjects" svg:width="17.145cm" svg:height="3.81cm" svg:x="6.35cm" svg:y="13.898cm" presentation:class="subtitle">
        <draw:text-box>
          <text:p text:style-name="MP12"><text:span text:style-name="MT9">Formatvorlage des Untertitelmasters durch Klicken bearbeiten</text:span></text:p>
        </draw:text-box>
      </draw:frame>
      <draw:frame draw:name="Datumsplatzhalter 27" presentation:style-name="Mpr9" draw:text-style-name="MP3" draw:layer="backgroundobjects" svg:width="6.35cm" svg:height="1.058cm" draw:transform="rotate (-1.5707963267949) translate (25.273cm 0.616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ußzeilenplatzhalter 16" presentation:style-name="Mpr9" draw:text-style-name="MP3" draw:layer="backgroundobjects" svg:width="10.16cm" svg:height="1.067cm" draw:transform="rotate (-1.5707963267949) translate (25.273cm 7.069cm)" presentation:class="footer">
        <draw:text-box>
          <text:p/>
        </draw:text-box>
      </draw:frame>
      <draw:custom-shape draw:name="Rechteck 9" draw:style-name="Mgr9" draw:text-style-name="MP3" draw:layer="backgroundobjects" svg:width="1.693cm" svg:height="19.05cm" svg:x="1.058cm" svg:y="0cm">
        <text:p/>
        <draw:enhanced-geometry svg:viewBox="0 0 21600 21600" draw:type="non-primitive" draw:enhanced-path="M 0 0 L 21600 0 21600 21600 0 21600 Z N"/>
      </draw:custom-shape>
      <draw:custom-shape draw:name="Rechteck 11" draw:style-name="Mgr10" draw:text-style-name="MP3" draw:layer="backgroundobjects" svg:width="0.291cm" svg:height="19.05cm" svg:x="0.768cm" svg:y="0cm">
        <text:p/>
        <draw:enhanced-geometry svg:viewBox="0 0 21600 21600" draw:type="non-primitive" draw:enhanced-path="M 0 0 L 21600 0 21600 21600 0 21600 Z N"/>
      </draw:custom-shape>
      <draw:custom-shape draw:name="Rechteck 13" draw:style-name="Mgr11" draw:text-style-name="MP3" draw:layer="backgroundobjects" svg:width="0.505cm" svg:height="19.05cm" svg:x="2.752cm" svg:y="0cm">
        <text:p/>
        <draw:enhanced-geometry svg:viewBox="0 0 21600 21600" draw:type="non-primitive" draw:enhanced-path="M 0 0 L 21600 0 21600 21600 0 21600 Z N"/>
      </draw:custom-shape>
      <draw:custom-shape draw:name="Rechteck 18" draw:style-name="Mgr12" draw:text-style-name="MP3" draw:layer="backgroundobjects" svg:width="0.64cm" svg:height="19.05cm" svg:x="3.17cm" svg:y="0cm">
        <text:p/>
        <draw:enhanced-geometry svg:viewBox="0 0 21600 21600" draw:type="non-primitive" draw:enhanced-path="M 0 0 L 21600 0 21600 21600 0 21600 Z N"/>
      </draw:custom-shape>
      <draw:custom-shape draw:name="Gerade Verbindung 10" draw:style-name="Mgr13" draw:text-style-name="MP3" draw:layer="backgroundobjects" svg:width="0.001cm" svg:height="19.05cm" svg:x="0.29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7" draw:style-name="Mgr14" draw:text-style-name="MP3" draw:layer="backgroundobjects" svg:width="0.001cm" svg:height="19.05cm" svg:x="2.54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9" draw:style-name="Mgr4" draw:text-style-name="MP3" draw:layer="backgroundobjects" svg:width="0.001cm" svg:height="19.05cm" svg:x="2.37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5" draw:style-name="Mgr15" draw:text-style-name="MP3" draw:layer="backgroundobjects" svg:width="0.001cm" svg:height="19.05cm" svg:x="4.796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4" draw:style-name="Mgr16" draw:text-style-name="MP3" draw:layer="backgroundobjects" svg:width="0.001cm" svg:height="19.05cm" svg:x="2.96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21" draw:style-name="Mgr4" draw:text-style-name="MP3" draw:layer="backgroundobjects" svg:width="0.001cm" svg:height="19.05cm" svg:x="25.316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26" draw:style-name="Mgr17" draw:text-style-name="MP3" draw:layer="backgroundobjects" svg:width="0.212cm" svg:height="19.05cm" svg:x="3.387cm" svg:y="0cm">
        <text:p/>
        <draw:enhanced-geometry svg:viewBox="0 0 21600 21600" draw:type="non-primitive" draw:enhanced-path="M 0 0 L 21600 0 21600 21600 0 21600 Z N"/>
      </draw:custom-shape>
      <draw:custom-shape draw:name="Ellipse 20" draw:style-name="Mgr8" draw:text-style-name="MP3" draw:layer="backgroundobjects" svg:width="3.598cm" svg:height="3.598cm" svg:x="1.693cm" svg:y="9.52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2" draw:style-name="Mgr8" draw:text-style-name="MP3" draw:layer="backgroundobjects" svg:width="1.782cm" svg:height="1.782cm" svg:x="3.638cm" svg:y="13.519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3" draw:style-name="Mgr8" draw:text-style-name="MP3" draw:layer="backgroundobjects" svg:width="0.381cm" svg:height="0.381cm" svg:x="3.031cm" svg:y="15.28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5" draw:style-name="Mgr8" draw:text-style-name="MP3" draw:layer="backgroundobjects" svg:width="0.762cm" svg:height="0.762cm" svg:x="4.623cm" svg:y="16.078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4" draw:style-name="Mgr8" draw:text-style-name="MP3" draw:layer="backgroundobjects" svg:width="1.016cm" svg:height="1.016cm" svg:x="5.292cm" svg:y="12.488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Foliennummernplatzhalter 28" presentation:style-name="Mpr10" draw:text-style-name="MP3" draw:layer="backgroundobjects" svg:width="1.693cm" svg:height="1.438cm" svg:x="3.682cm" svg:y="13.691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2-obj-Titel-und-Inhalt" style:page-layout-name="PM1" draw:style-name="Mdp1">
      <draw:custom-shape draw:name="Gerade Verbindung 10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1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2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3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4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5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13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Inhaltsplatzhalter 7" presentation:style-name="Mpr14" draw:text-style-name="MP3" draw:layer="backgroundobjects" svg:width="20.743cm" svg:height="13.538cm" svg:x="1.27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Datumsplatzhalter 6" presentation:style-name="Mpr15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oliennummernplatzhalter 8" presentation:style-name="Mpr16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Fußzeilenplatzhalter 9" presentation:style-name="Mpr15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presentation:style-name="Master1-Layout2-obj-Titel-und-Inhalt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2">
      <draw:frame draw:name="Titel 1" presentation:style-name="Mpr19" draw:text-style-name="MP3" draw:layer="backgroundobjects" svg:width="17.145cm" svg:height="5.704cm" svg:x="6.35cm" svg:y="8.043cm" presentation:class="title">
        <draw:text-box>
          <text:p text:style-name="MP4"><text:span text:style-name="MT10">Titelmasterformat durch Klicken bearbeiten</text:span></text:p>
        </draw:text-box>
      </draw:frame>
      <draw:frame draw:name="Textplatzhalter 2" presentation:style-name="Mpr20" draw:text-style-name="MP3" draw:layer="backgroundobjects" svg:width="17.145cm" svg:height="3.81cm" svg:x="6.35cm" svg:y="13.917cm" presentation:class="outline">
        <draw:text-box>
          <text:list text:style-name="ML10">
            <text:list-item>
              <text:p text:style-name="MP12"><text:span text:style-name="MT11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35cm" svg:height="1.058cm" draw:transform="rotate (-1.5707963267949) translate (25.269cm 0.605cm)" presentation:class="date-time">
        <draw:text-box>
          <text:p text:style-name="MP10"><text:span text:style-name="MT12"><text:date style:data-style-name="D4" text:date-value="2012-10-18">18.10.2012</text:date></text:span></text:p>
        </draw:text-box>
      </draw:frame>
      <draw:frame draw:name="Fußzeilenplatzhalter 4" presentation:style-name="Mpr21" draw:text-style-name="MP3" draw:layer="backgroundobjects" svg:width="10.16cm" svg:height="1.067cm" draw:transform="rotate (-1.5707963267949) translate (25.273cm 7.061cm)" presentation:class="footer">
        <draw:text-box>
          <text:p/>
        </draw:text-box>
      </draw:frame>
      <draw:custom-shape draw:name="Rechteck 8" draw:style-name="Mgr9" draw:text-style-name="MP3" draw:layer="backgroundobjects" svg:width="1.693cm" svg:height="19.05cm" svg:x="1.058cm" svg:y="0cm">
        <text:p/>
        <draw:enhanced-geometry svg:viewBox="0 0 21600 21600" draw:type="non-primitive" draw:enhanced-path="M 0 0 L 21600 0 21600 21600 0 21600 Z N"/>
      </draw:custom-shape>
      <draw:custom-shape draw:name="Rechteck 9" draw:style-name="Mgr10" draw:text-style-name="MP3" draw:layer="backgroundobjects" svg:width="0.291cm" svg:height="19.05cm" svg:x="0.768cm" svg:y="0cm">
        <text:p/>
        <draw:enhanced-geometry svg:viewBox="0 0 21600 21600" draw:type="non-primitive" draw:enhanced-path="M 0 0 L 21600 0 21600 21600 0 21600 Z N"/>
      </draw:custom-shape>
      <draw:custom-shape draw:name="Rechteck 10" draw:style-name="Mgr11" draw:text-style-name="MP3" draw:layer="backgroundobjects" svg:width="0.505cm" svg:height="19.05cm" svg:x="2.752cm" svg:y="0cm">
        <text:p/>
        <draw:enhanced-geometry svg:viewBox="0 0 21600 21600" draw:type="non-primitive" draw:enhanced-path="M 0 0 L 21600 0 21600 21600 0 21600 Z N"/>
      </draw:custom-shape>
      <draw:custom-shape draw:name="Rechteck 11" draw:style-name="Mgr12" draw:text-style-name="MP3" draw:layer="backgroundobjects" svg:width="0.64cm" svg:height="19.05cm" svg:x="3.17cm" svg:y="0cm">
        <text:p/>
        <draw:enhanced-geometry svg:viewBox="0 0 21600 21600" draw:type="non-primitive" draw:enhanced-path="M 0 0 L 21600 0 21600 21600 0 21600 Z N"/>
      </draw:custom-shape>
      <draw:custom-shape draw:name="Gerade Verbindung 12" draw:style-name="Mgr13" draw:text-style-name="MP3" draw:layer="backgroundobjects" svg:width="0.001cm" svg:height="19.05cm" svg:x="0.29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3" draw:style-name="Mgr14" draw:text-style-name="MP3" draw:layer="backgroundobjects" svg:width="0.001cm" svg:height="19.05cm" svg:x="2.54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4" draw:style-name="Mgr4" draw:text-style-name="MP3" draw:layer="backgroundobjects" svg:width="0.001cm" svg:height="19.05cm" svg:x="2.37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5" draw:style-name="Mgr15" draw:text-style-name="MP3" draw:layer="backgroundobjects" svg:width="0.001cm" svg:height="19.05cm" svg:x="4.796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6" draw:style-name="Mgr16" draw:text-style-name="MP3" draw:layer="backgroundobjects" svg:width="0.001cm" svg:height="19.05cm" svg:x="2.96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7" draw:style-name="Mgr17" draw:text-style-name="MP3" draw:layer="backgroundobjects" svg:width="0.212cm" svg:height="19.05cm" svg:x="3.387cm" svg:y="0cm">
        <text:p/>
        <draw:enhanced-geometry svg:viewBox="0 0 21600 21600" draw:type="non-primitive" draw:enhanced-path="M 0 0 L 21600 0 21600 21600 0 21600 Z N"/>
      </draw:custom-shape>
      <draw:custom-shape draw:name="Ellipse 18" draw:style-name="Mgr8" draw:text-style-name="MP3" draw:layer="backgroundobjects" svg:width="3.598cm" svg:height="3.598cm" svg:x="1.693cm" svg:y="9.52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19" draw:style-name="Mgr8" draw:text-style-name="MP3" draw:layer="backgroundobjects" svg:width="1.782cm" svg:height="1.782cm" svg:x="3.68cm" svg:y="13.519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0" draw:style-name="Mgr8" draw:text-style-name="MP3" draw:layer="backgroundobjects" svg:width="0.381cm" svg:height="0.381cm" svg:x="3.031cm" svg:y="15.28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1" draw:style-name="Mgr8" draw:text-style-name="MP3" draw:layer="backgroundobjects" svg:width="0.762cm" svg:height="0.762cm" svg:x="4.623cm" svg:y="16.08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Ellipse 22" draw:style-name="Mgr8" draw:text-style-name="MP3" draw:layer="backgroundobjects" svg:width="1.016cm" svg:height="1.016cm" svg:x="5.22cm" svg:y="12.44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Gerade Verbindung 25" draw:style-name="Mgr4" draw:text-style-name="MP3" draw:layer="backgroundobjects" svg:width="0.001cm" svg:height="19.05cm" svg:x="25.27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oliennummernplatzhalter 5" presentation:style-name="Mpr22" draw:text-style-name="MP3" draw:layer="backgroundobjects" svg:width="1.693cm" svg:height="1.438cm" svg:x="3.724cm" svg:y="13.691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4-twoObj-Zwei-Inhalte" style:page-layout-name="PM1" draw:style-name="Mdp1">
      <draw:custom-shape draw:name="Gerade Verbindung 7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9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1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2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3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4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25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Datumsplatzhalter 4" presentation:style-name="Mpr26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ußzeilenplatzhalter 5" presentation:style-name="Mpr26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6" presentation:style-name="Mpr27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Inhaltsplatzhalter 8" presentation:style-name="Mpr28" draw:text-style-name="MP3" draw:layer="backgroundobjects" svg:width="10.16cm" svg:height="12.7cm" svg:x="1.27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Inhaltsplatzhalter 10" presentation:style-name="Mpr28" draw:text-style-name="MP3" draw:layer="backgroundobjects" svg:width="10.16cm" svg:height="12.7cm" svg:x="11.862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presentation:style-name="Master1-Layout4-twoObj-Zwei-Inhalt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5-twoTxTwoObj-Vergleich" style:page-layout-name="PM1" draw:style-name="Mdp1">
      <draw:custom-shape draw:name="Gerade Verbindung 9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4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5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6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7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8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31" draw:text-style-name="MP3" draw:layer="backgroundobjects" svg:width="20.955cm" svg:height="3.175cm" svg:x="1.27cm" svg:y="0.758cm" presentation:class="title">
        <draw:text-box>
          <text:p text:style-name="MP4"><text:span text:style-name="MT1">Titelmasterformat durch Klicken bearbeiten</text:span></text:p>
        </draw:text-box>
      </draw:frame>
      <draw:frame draw:name="Datumsplatzhalter 6" presentation:style-name="Mpr32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ußzeilenplatzhalter 7" presentation:style-name="Mpr32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8" presentation:style-name="Mpr33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Inhaltsplatzhalter 10" presentation:style-name="Mpr34" draw:text-style-name="MP3" draw:layer="backgroundobjects" svg:width="10.16cm" svg:height="10.795cm" svg:x="1.27cm" svg:y="6.562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Inhaltsplatzhalter 12" presentation:style-name="Mpr34" draw:text-style-name="MP3" draw:layer="backgroundobjects" svg:width="10.16cm" svg:height="10.795cm" svg:x="12.144cm" svg:y="6.562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Textplatzhalter 11" presentation:style-name="Mpr35" draw:text-style-name="MP3" draw:layer="backgroundobjects" svg:width="10.16cm" svg:height="1.829cm" svg:x="1.27cm" svg:y="4.36cm" presentation:class="outline">
        <draw:text-box>
          <text:list text:style-name="ML10">
            <text:list-item>
              <text:p text:style-name="MP12"><text:span text:style-name="MT13">Textmasterformat bearbeiten</text:span></text:p>
            </text:list-item>
          </text:list>
        </draw:text-box>
      </draw:frame>
      <draw:frame draw:name="Textplatzhalter 13" presentation:style-name="Mpr35" draw:text-style-name="MP3" draw:layer="backgroundobjects" svg:width="10.16cm" svg:height="1.829cm" svg:x="12.065cm" svg:y="4.36cm" presentation:class="outline">
        <draw:text-box>
          <text:list text:style-name="ML10">
            <text:list-item>
              <text:p text:style-name="MP12"><text:span text:style-name="MT13">Textmasterformat bearbeiten</text:span></text:p>
            </text:list-item>
          </text:list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6-titleOnly-Nur-Titel" style:page-layout-name="PM1" draw:style-name="Mdp1">
      <draw:custom-shape draw:name="Gerade Verbindung 8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9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0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1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2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3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38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Datumsplatzhalter 5" presentation:style-name="Mpr39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oliennummernplatzhalter 6" presentation:style-name="Mpr40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Fußzeilenplatzhalter 7" presentation:style-name="Mpr39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presentation:style-name="Master1-Layout6-titleOnly-Nur-Titel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7-blank-Leer" style:page-layout-name="PM1" draw:style-name="Mdp1">
      <draw:custom-shape draw:name="Gerade Verbindung 4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5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6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7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8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9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Datumsplatzhalter 1" presentation:style-name="Mpr43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ußzeilenplatzhalter 2" presentation:style-name="Mpr43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3" presentation:style-name="Mpr44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Gerade Verbindung 9" draw:style-name="Mgr3" draw:text-style-name="MP3" draw:layer="backgroundobjects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47" draw:text-style-name="MP3" draw:layer="backgroundobjects" svg:width="17.526cm" svg:height="1.27cm" draw:transform="rotate (-1.5707963267949) translate (18.764cm 0.762cm)" presentation:class="title">
        <draw:text-box>
          <text:p text:style-name="MP4"><text:span text:style-name="MT14">Titelmasterformat durch Klicken bearbeiten</text:span></text:p>
        </draw:text-box>
      </draw:frame>
      <draw:frame draw:name="Textplatzhalter 2" presentation:style-name="Mpr48" draw:text-style-name="MP3" draw:layer="backgroundobjects" svg:width="4.242cm" svg:height="13.843cm" svg:x="18.923cm" svg:y="0.762cm" presentation:class="outline">
        <draw:text-box>
          <text:list text:style-name="ML10">
            <text:list-item>
              <text:p text:style-name="MP13"><text:span text:style-name="MT15">Textmasterformat bearbeiten</text:span></text:p>
            </text:list-item>
          </text:list>
        </draw:text-box>
      </draw:frame>
      <draw:custom-shape draw:name="Gerade Verbindung 7" draw:style-name="Mgr18" draw:text-style-name="MP3" draw:layer="backgroundobjects" svg:width="0.001cm" svg:height="19.05cm" svg:x="17.35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19" draw:text-style-name="MP3" draw:layer="backgroundobjects" svg:width="0.001cm" svg:height="19.05cm" svg:x="17.201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0" draw:style-name="Mgr5" draw:text-style-name="MP3" draw:layer="backgroundobjects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1" draw:style-name="Mgr6" draw:text-style-name="MP3" draw:layer="backgroundobjects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2" draw:style-name="Mgr7" draw:text-style-name="MP3" draw:layer="backgroundobjects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3" draw:style-name="Mgr8" draw:text-style-name="MP3" draw:layer="backgroundobjects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Inhaltsplatzhalter 17" presentation:style-name="Mpr49" draw:text-style-name="MP3" draw:layer="backgroundobjects" svg:width="15.663cm" svg:height="17.577cm" svg:x="0.847cm" svg:y="0.762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Datumsplatzhalter 20" presentation:style-name="Mpr50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oliennummernplatzhalter 21" presentation:style-name="Mpr51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Fußzeilenplatzhalter 22" presentation:style-name="Mpr50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Gerade Verbindung 8" draw:style-name="Mgr18" draw:text-style-name="MP3" draw:layer="backgroundobjects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2" draw:style-name="Mgr8" draw:text-style-name="MP3" draw:layer="backgroundobjects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54" draw:text-style-name="MP3" draw:layer="backgroundobjects" svg:width="17.526cm" svg:height="1.27cm" draw:transform="rotate (-1.5707963267949) translate (18.704cm 0.762cm)" presentation:class="title">
        <draw:text-box>
          <text:p text:style-name="MP4"><text:span text:style-name="MT14">Titelmasterformat durch Klicken bearbeiten</text:span></text:p>
        </draw:text-box>
      </draw:frame>
      <draw:frame draw:name="Bildplatzhalter 2" presentation:style-name="Mpr55" draw:text-style-name="MP3" draw:layer="backgroundobjects" svg:width="17.145cm" svg:height="19.05cm" svg:x="0cm" svg:y="0cm" presentation:class="title">
        <draw:text-box>
          <text:p text:style-name="MP14"><text:span text:style-name="MT16">Bild durch Klicken auf Symbol hinzufügen</text:span></text:p>
        </draw:text-box>
      </draw:frame>
      <draw:frame draw:name="Textplatzhalter 3" presentation:style-name="Mpr56" draw:text-style-name="MP3" draw:layer="backgroundobjects" svg:width="4.233cm" svg:height="13.767cm" svg:x="18.794cm" svg:y="0.736cm" presentation:class="outline">
        <draw:text-box>
          <text:list text:style-name="ML10">
            <text:list-item>
              <text:p text:style-name="MP15"><text:span text:style-name="MT15">Textmasterformat bearbeiten</text:span></text:p>
            </text:list-item>
          </text:list>
        </draw:text-box>
      </draw:frame>
      <draw:custom-shape draw:name="Gerade Verbindung 9" draw:style-name="Mgr20" draw:text-style-name="MP3" draw:layer="backgroundobjects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21" draw:text-style-name="MP3" draw:layer="backgroundobjects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1" draw:style-name="Mgr7" draw:text-style-name="MP3" draw:layer="backgroundobjects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8" draw:style-name="Mgr18" draw:text-style-name="MP3" draw:layer="backgroundobjects" svg:width="0.001cm" svg:height="19.05cm" svg:x="17.35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19" draw:style-name="Mgr19" draw:text-style-name="MP3" draw:layer="backgroundobjects" svg:width="0.001cm" svg:height="19.05cm" svg:x="17.201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Datumsplatzhalter 16" presentation:style-name="Mpr57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oliennummernplatzhalter 17" presentation:style-name="Mpr58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draw:frame draw:name="Fußzeilenplatzhalter 20" presentation:style-name="Mpr57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Gerade Verbindung 6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0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Titel 1" presentation:style-name="Mpr61" draw:text-style-name="MP3" draw:layer="backgroundobjects" svg:width="20.743cm" svg:height="3.175cm" svg:x="1.27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Vertikaler Textplatzhalter 2" presentation:style-name="Mpr62" draw:text-style-name="MP16" draw:layer="backgroundobjects" svg:width="20.743cm" svg:height="13.538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ußzeilenplatzhalter 4" presentation:style-name="Mpr63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5" presentation:style-name="Mpr64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Gerade Verbindung 6" draw:style-name="Mgr3" draw:text-style-name="MP3" draw:layer="Master1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7" draw:style-name="Mgr4" draw:text-style-name="MP3" draw:layer="Master1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8" draw:style-name="Mgr5" draw:text-style-name="MP3" draw:layer="Master1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6" draw:text-style-name="MP3" draw:layer="Master1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Gerade Verbindung 10" draw:style-name="Mgr7" draw:text-style-name="MP3" draw:layer="Master1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8" draw:text-style-name="MP3" draw:layer="Master1-bg" svg:width="1.524cm" svg:height="1.524cm" svg:x="22.657cm" svg:y="15.87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Vertikaler Titel 1" presentation:style-name="Mpr67" draw:text-style-name="MP16" draw:layer="backgroundobjects" svg:width="4.657cm" svg:height="16.254cm" svg:x="18.415cm" svg:y="0.763cm" presentation:class="title">
        <draw:text-box>
          <text:p text:style-name="MP4"><text:span text:style-name="MT1">Titelmasterformat durch Klicken bearbeiten</text:span></text:p>
        </draw:text-box>
      </draw:frame>
      <draw:frame draw:name="Vertikaler Textplatzhalter 2" presentation:style-name="Mpr68" draw:text-style-name="MP16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6"><text:date style:data-style-name="D4" text:date-value="2012-10-18">18.10.2012</text:date></text:span></text:p>
        </draw:text-box>
      </draw:frame>
      <draw:frame draw:name="Fußzeilenplatzhalter 4" presentation:style-name="Mpr69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Foliennummernplatzhalter 5" presentation:style-name="Mpr70" draw:text-style-name="MP3" draw:layer="backgroundobjects" svg:width="1.693cm" svg:height="1.448cm" svg:x="22.581cm" svg:y="15.928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e29a214-2bbed72-0621de6-a97528c-8f066d</meta:generator>
    <dc:title>Analyse</dc:title>
    <meta:initial-creator>Raphael Spoerri</meta:initial-creator>
    <meta:creation-date>2012-10-18T20:20:44Z</meta:creation-date>
    <dc:date>2012-10-18T22:33:52.30</dc:date>
    <meta:editing-cycles>2</meta:editing-cycles>
    <meta:editing-duration>P0D</meta:editing-duration>
    <meta:document-statistic meta:object-count="260"/>
    <meta:template xlink:type="simple" xlink:actuate="onRequest" xlink:title="" xlink:href="Oriel"/>
  </office:meta>
</office:document-meta>
</file>